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aa45" officeooo:paragraph-rsid="0000aa45"/>
    </style:style>
    <style:style style:name="P2" style:family="paragraph" style:parent-style-name="Standard">
      <style:text-properties officeooo:rsid="000370e0" officeooo:paragraph-rsid="000370e0"/>
    </style:style>
    <style:style style:name="P3" style:family="paragraph" style:parent-style-name="Standard">
      <style:text-properties officeooo:rsid="0004bf04" officeooo:paragraph-rsid="0004bf04"/>
    </style:style>
    <style:style style:name="P4" style:family="paragraph" style:parent-style-name="Standard">
      <style:text-properties officeooo:rsid="000534e7" officeooo:paragraph-rsid="000534e7"/>
    </style:style>
    <style:style style:name="P5" style:family="paragraph" style:parent-style-name="Standard">
      <style:text-properties officeooo:rsid="0006ae54" officeooo:paragraph-rsid="0006ae54"/>
    </style:style>
    <style:style style:name="P6" style:family="paragraph" style:parent-style-name="Standard">
      <style:text-properties officeooo:rsid="0008997b" officeooo:paragraph-rsid="00090140"/>
    </style:style>
    <style:style style:name="P7" style:family="paragraph" style:parent-style-name="Standard">
      <style:text-properties officeooo:rsid="00090140" officeooo:paragraph-rsid="00090140"/>
    </style:style>
    <style:style style:name="P8" style:family="paragraph" style:parent-style-name="Standard">
      <style:text-properties officeooo:rsid="000a85f7" officeooo:paragraph-rsid="000a85f7"/>
    </style:style>
    <style:style style:name="P9" style:family="paragraph" style:parent-style-name="Standard">
      <style:text-properties officeooo:rsid="000a85f7" officeooo:paragraph-rsid="000ac06a"/>
    </style:style>
    <style:style style:name="P10" style:family="paragraph" style:parent-style-name="Standard">
      <style:text-properties officeooo:rsid="000ac06a" officeooo:paragraph-rsid="000ac06a"/>
    </style:style>
    <style:style style:name="P11" style:family="paragraph" style:parent-style-name="Standard">
      <style:text-properties officeooo:rsid="000dab5e" officeooo:paragraph-rsid="000dab5e"/>
    </style:style>
    <style:style style:name="P12" style:family="paragraph" style:parent-style-name="Standard">
      <style:text-properties style:text-position="0% 100%" officeooo:rsid="000ecd48" officeooo:paragraph-rsid="000ecd48"/>
    </style:style>
    <style:style style:name="P13" style:family="paragraph" style:parent-style-name="Standard">
      <style:text-properties style:text-position="0% 100%" officeooo:rsid="001045e2" officeooo:paragraph-rsid="001045e2"/>
    </style:style>
    <style:style style:name="P14" style:family="paragraph" style:parent-style-name="Standard">
      <style:text-properties style:text-position="0% 100%" officeooo:rsid="0010e60d" officeooo:paragraph-rsid="0010e60d"/>
    </style:style>
    <style:style style:name="P15" style:family="paragraph" style:parent-style-name="Standard">
      <style:text-properties style:text-position="0% 100%" officeooo:rsid="0010e60d" officeooo:paragraph-rsid="0012611e"/>
    </style:style>
    <style:style style:name="P16" style:family="paragraph" style:parent-style-name="Standard">
      <style:text-properties style:text-position="0% 100%" officeooo:rsid="0010e60d" officeooo:paragraph-rsid="00139cf5"/>
    </style:style>
    <style:style style:name="P17" style:family="paragraph" style:parent-style-name="Standard">
      <style:text-properties style:text-position="0% 100%" officeooo:rsid="0012611e" officeooo:paragraph-rsid="0012611e"/>
    </style:style>
    <style:style style:name="P18" style:family="paragraph" style:parent-style-name="Standard">
      <style:text-properties style:text-position="0% 100%" officeooo:rsid="0012611e" officeooo:paragraph-rsid="00139cf5"/>
    </style:style>
    <style:style style:name="P19" style:family="paragraph" style:parent-style-name="Standard">
      <style:text-properties style:text-position="0% 100%" officeooo:rsid="00139cf5" officeooo:paragraph-rsid="00139cf5"/>
    </style:style>
    <style:style style:name="P20" style:family="paragraph" style:parent-style-name="Standard">
      <style:text-properties style:text-position="0% 100%" officeooo:rsid="00157a2b" officeooo:paragraph-rsid="00157a2b"/>
    </style:style>
    <style:style style:name="P21" style:family="paragraph" style:parent-style-name="Standard">
      <style:text-properties style:text-position="0% 100%" officeooo:rsid="0017477c" officeooo:paragraph-rsid="0017477c"/>
    </style:style>
    <style:style style:name="P22" style:family="paragraph" style:parent-style-name="Standard">
      <style:text-properties style:text-position="0% 100%" officeooo:rsid="0019329b" officeooo:paragraph-rsid="0019329b"/>
    </style:style>
    <style:style style:name="P23" style:family="paragraph" style:parent-style-name="Standard">
      <style:text-properties style:text-position="0% 100%" officeooo:rsid="001c4898" officeooo:paragraph-rsid="001c4898"/>
    </style:style>
    <style:style style:name="P24" style:family="paragraph" style:parent-style-name="Standard">
      <style:text-properties style:text-position="0% 100%" officeooo:rsid="001e2bb1" officeooo:paragraph-rsid="001e2bb1"/>
    </style:style>
    <style:style style:name="P25" style:family="paragraph" style:parent-style-name="Standard">
      <style:text-properties style:text-position="0% 100%" officeooo:rsid="001f895d" officeooo:paragraph-rsid="001f895d"/>
    </style:style>
    <style:style style:name="P26" style:family="paragraph" style:parent-style-name="Standard">
      <style:text-properties style:text-position="0% 100%" officeooo:rsid="00213b4b" officeooo:paragraph-rsid="00213b4b"/>
    </style:style>
    <style:style style:name="P27" style:family="paragraph" style:parent-style-name="Standard">
      <style:text-properties style:text-position="0% 100%" officeooo:rsid="00225392" officeooo:paragraph-rsid="00225392"/>
    </style:style>
    <style:style style:name="P28" style:family="paragraph" style:parent-style-name="Standard">
      <style:text-properties style:text-position="0% 100%" officeooo:rsid="00225392" officeooo:paragraph-rsid="0024388d"/>
    </style:style>
    <style:style style:name="P29" style:family="paragraph" style:parent-style-name="Standard">
      <style:text-properties style:text-position="0% 100%" officeooo:rsid="0024388d" officeooo:paragraph-rsid="0024388d"/>
    </style:style>
    <style:style style:name="P30" style:family="paragraph" style:parent-style-name="Standard">
      <style:text-properties style:text-position="0% 100%" officeooo:rsid="00294aa4" officeooo:paragraph-rsid="00294aa4"/>
    </style:style>
    <style:style style:name="P31" style:family="paragraph" style:parent-style-name="Standard">
      <style:text-properties style:text-position="0% 100%" officeooo:rsid="0029fd89" officeooo:paragraph-rsid="0029fd89"/>
    </style:style>
    <style:style style:name="P32" style:family="paragraph" style:parent-style-name="Standard">
      <style:text-properties style:text-position="0% 100%" officeooo:rsid="002b8d27" officeooo:paragraph-rsid="002b8d27"/>
    </style:style>
    <style:style style:name="P33" style:family="paragraph" style:parent-style-name="Standard">
      <style:text-properties style:text-position="0% 100%" officeooo:rsid="002c3eda" officeooo:paragraph-rsid="002c3eda"/>
    </style:style>
    <style:style style:name="P34" style:family="paragraph" style:parent-style-name="Standard">
      <style:text-properties style:text-position="0% 100%" officeooo:rsid="002ce600" officeooo:paragraph-rsid="002ce600"/>
    </style:style>
    <style:style style:name="P35" style:family="paragraph" style:parent-style-name="Standard">
      <style:text-properties style:text-position="0% 100%" officeooo:rsid="002d5439" officeooo:paragraph-rsid="002d5439"/>
    </style:style>
    <style:style style:name="P36" style:family="paragraph" style:parent-style-name="Standard">
      <style:text-properties style:text-position="0% 100%" officeooo:rsid="002d5439" officeooo:paragraph-rsid="002d5439"/>
    </style:style>
    <style:style style:name="P37" style:family="paragraph" style:parent-style-name="Standard">
      <style:text-properties style:text-position="0% 100%" officeooo:rsid="002e24e0" officeooo:paragraph-rsid="002e24e0"/>
    </style:style>
    <style:style style:name="P38" style:family="paragraph" style:parent-style-name="Standard">
      <style:text-properties style:text-position="0% 100%" officeooo:rsid="002f8ddf" officeooo:paragraph-rsid="002f8ddf"/>
    </style:style>
    <style:style style:name="P39" style:family="paragraph" style:parent-style-name="Standard">
      <style:text-properties style:text-position="0% 100%" officeooo:rsid="00305aa2" officeooo:paragraph-rsid="00305aa2"/>
    </style:style>
    <style:style style:name="P40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4bf04"/>
    </style:style>
    <style:style style:name="T2" style:family="text">
      <style:text-properties officeooo:rsid="0006ae54"/>
    </style:style>
    <style:style style:name="T3" style:family="text">
      <style:text-properties officeooo:rsid="00090140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0ecd48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0ecd48"/>
    </style:style>
    <style:style style:name="T8" style:family="text">
      <style:text-properties officeooo:rsid="0010e60d"/>
    </style:style>
    <style:style style:name="T9" style:family="text">
      <style:text-properties officeooo:rsid="00157a2b"/>
    </style:style>
    <style:style style:name="T10" style:family="text">
      <style:text-properties officeooo:rsid="00175b4e"/>
    </style:style>
    <style:style style:name="T11" style:family="text">
      <style:text-properties officeooo:rsid="0019912b"/>
    </style:style>
    <style:style style:name="T12" style:family="text">
      <style:text-properties officeooo:rsid="001f895d"/>
    </style:style>
    <style:style style:name="T13" style:family="text">
      <style:text-properties officeooo:rsid="0024388d"/>
    </style:style>
    <style:style style:name="T14" style:family="text">
      <style:text-properties officeooo:rsid="0027963a"/>
    </style:style>
    <style:style style:name="T15" style:family="text">
      <style:text-properties officeooo:rsid="0029fd89"/>
    </style:style>
    <style:style style:name="T16" style:family="text">
      <style:text-properties officeooo:rsid="002c3eda"/>
    </style:style>
    <style:style style:name="T17" style:family="text">
      <style:text-properties officeooo:rsid="002d5439"/>
    </style:style>
    <style:style style:name="T18" style:family="text">
      <style:text-properties officeooo:rsid="00305aa2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mmary – thesis</text:p>
      <text:p text:style-name="P1"/>
      <text:p text:style-name="P1">paper: <text:s/>Flat-top oscillons in an expanding universe</text:p>
      <text:p text:style-name="P1">Mustafa A. Amin*</text:p>
      <text:p text:style-name="P1">Department of Physics,</text:p>
      <text:p text:style-name="P1">Massachusetts Institute of Technology, Cambridge, Massachusetts 02139, USA</text:p>
      <text:p text:style-name="P1">David Shirokoff †</text:p>
      <text:p text:style-name="P1">Department of Mathematics, Massachusetts Institute of Technology, Cambridge, Massachusetts 02139, USA</text:p>
      <text:p text:style-name="P1">(Received 19 February 2010; published 29 April 2010)</text:p>
      <text:p text:style-name="P2"/>
      <text:p text:style-name="P2">Abstract</text:p>
      <text:p text:style-name="P2">oscillons – long lived<text:tab/>oscillations spatially localised configurations from generic initial conditions in <office:annotation office:name="__Annotation__1_2831062387"><dc:creator>Unknown Author</dc:creator><dc:date>2017-11-06T13:49:36.202326949</dc:date><text:p text:style-name="P40"><text:span text:style-name="T19">Where the map is non linear. I.e doesn’t satisfy </text:span></text:p><text:p text:style-name="P40"><text:span text:style-name="T19">f(x+y) =f(x) + f(y) and</text:span></text:p><text:p text:style-name="P40"><text:span text:style-name="T19">f(Ax) = Af(x)</text:span></text:p></office:annotation>non linear <office:annotation-end office:name="__Annotation__1_2831062387"/>field theories – their cosmological implicaitons – ivestigate porperties in expanding universe – soln for 1d oscillons – discuss stability wrt long wavelength perturbations - <text:s/>effects of expansion on soscillon shape and lifetime - <text:s/>Flat-top oscillons – <text:span text:style-name="T1">more stable again collapse instabilities - <text:s/>flat top oscillon width are non monotonic functions of their ampllitudes</text:span></text:p>
      <text:p text:style-name="P2"/>
      <text:p text:style-name="P3">intro</text:p>
      <text:p text:style-name="P3">p1</text:p>
      <text:p text:style-name="P4">localised long lived energy configurations seen in waves – without gravitational interaction – reasons for stability are varied, conservation/non conservation of topological charges, balanca between non linerities and dissipative forces </text:p>
      <text:p text:style-name="P4">p2</text:p>
      <text:p text:style-name="P4"><text:s/><text:span text:style-name="T2">relativistic non linear potiential scalar field theories are simple and good candidates – topological solitions, sine gordon (stationary in time) eqn – non topological qballs (not stationary in time ) – both feature conserved charges without gravity coupling <text:s/>- another candidate oscillons (breathers) – like sine gordon oscillons are real and oscillatory like qballs – breathers dont have known conserved charges – hence they decay but are longer lived – also emerge naturally with arbitary initial conditions - <text:s/></text:span></text:p>
      <text:p text:style-name="P5">p3</text:p>
      <text:p text:style-name="P5">not all scalar fields have breathers – possibility of physically well motivated examples - <text:s/>axion or any potintial near to vaccum expectation value related to sym breaking is a candidate - <text:s/>oscillons seen in restricted SM SU(2) * U(1)</text:p>
      <text:p text:style-name="P5">p4</text:p>
      <text:p text:style-name="P6">oscillons are not exact solutions – they slowly radiate energy and was also studied – assuming gaussian <text:s/>spatial profile lifetime and related properties was also studied – <text:span text:style-name="T3">importance of dimensionalty also studied</text:span></text:p>
      <text:p text:style-name="P7">p5</text:p>
      <text:p text:style-name="P7">unnoticed importance – may play a role during qcd phase transition – importance bubble collisina and phase transition also studied – oscillon self interacttion and interaction with domain walls also studied</text:p>
      <text:p text:style-name="P7">p6</text:p>
      <text:p text:style-name="P7">paper deals about sclar field properties that support oscillons – derive freq and spatial profile for a class of models – can be not gaussian – non monotonic relationship b/w width and hieght in this paper – this is a new study – study of stability vs small perturbation in spatial variations proportional to width - <text:s/>narrow band instabilitty for high wavenumber also discussed</text:p>
      <text:p text:style-name="P7">p7</text:p>
      <text:p text:style-name="P8">change in profile and energy loss due to expansion studied </text:p>
      <text:p text:style-name="P9">p8</text:p>
      <text:p text:style-name="P10"><text:soft-page-break/>properties depend on dimensionality – 1+1 D in this paper – then extended to 1+3 D – extended previous analysis to good flat top candidates <text:s/>- expansion is single freq approximation <text:s/>hence can use results from litrature for time periodic localized solutions</text:p>
      <text:p text:style-name="P10">p9</text:p>
      <text:p text:style-name="P10">quantum treatment leads to change in <text:s/>oscillon lifetime – stability of oscillons when coupled to other fields – both not discussed</text:p>
      <text:p text:style-name="P10">p10</text:p>
      <text:p text:style-name="P10">structure of paper</text:p>
      <text:p text:style-name="P10"><text:s/></text:p>
      <text:p text:style-name="P11">a gentle intro into solitons - <text:s/>scalar fields</text:p>
      <text:p text:style-name="P11">p1</text:p>
      <text:p text:style-name="P11">oscillons extremely long lived oscillations spatially localised field configurations in non linear theories – visualize oscillations <text:s/>as spatially localized smooth value of the field value oscillating with a constant frequency – use 1+1 D for simple understanding – approximate oscillon field – move far away from the centre to make non linerity of the potiential irrelevent - </text:p>
      <text:p text:style-name="P11">p2</text:p>
      <text:p text:style-name="P11">using the q ball argument <text:s/>we see that omega<text:span text:style-name="T4">2 <text:s/></text:span><text:span text:style-name="T6">&lt; m</text:span><text:span text:style-name="T4">2 –</text:span><text:span text:style-name="T6"> </text:span><text:span text:style-name="T7">hence for regions near the centre of the configuration <text:s/>we expect the spatial double derivative of the field to be less then zero (hence local maxima) – so condition on potiential with a quadratic minimum – it should be less than m</text:span><text:span text:style-name="T5">2 </text:span><text:span text:style-name="T7">phi - <text:s text:c="2"/>QCD axiion good example or any sym breaking potiential expanded about its vaccum expectation value </text:span></text:p>
      <text:p text:style-name="P12">p3 </text:p>
      <text:p text:style-name="P12">above reason not enough for oscillon stability – from oscillon shape we can get fourier content which implied that the outgoing radiation is exponentially supressed </text:p>
      <text:p text:style-name="P12"/>
      <text:p text:style-name="P13">the model</text:p>
      <text:p text:style-name="P13">p1</text:p>
      <text:p text:style-name="P13">action S in d+1 dim spatially flat homogenous expanding universe <text:s/>and the first derivative wrt the field of the potiebtial minus msquared must be less than zero</text:p>
      <text:p text:style-name="P13">p2</text:p>
      <text:p text:style-name="P13">the current potiential (ref paper eqn 4) is the simplest possible potiential for studying the non monotonic relationship between height and width and hence study of the stability – the results are not restricted to the shape of the potiential</text:p>
      <text:p text:style-name="P13">p3</text:p>
      <text:p text:style-name="P13">normalizing the spacetime points by dividing out the mass <text:s/><text:span text:style-name="T8">and plugging in the EL eqn of motion we get the eqn 6</text:span></text:p>
      <text:p text:style-name="P14">p4</text:p>
      <text:p text:style-name="P14">note that g is the only free parameter in the potiential – contolled expansion in the powers of g^-1/2 from which we can get the profile – this approch is similar to small amplitude expansion but captures the entire range of amplitudes for oscillon existance – also shown in the paper is that the flat top oscillations are stable against small amplitude long wavelength perturbation on time scales of the order of g</text:p>
      <text:p text:style-name="P14"/>
      <text:p text:style-name="P17">3 oscillon profile frequency</text:p>
      <text:p text:style-name="P15"/>
      <text:p text:style-name="P17">p1 </text:p>
      <text:p text:style-name="P17">derive spatial profile of 1+1 and 3+1 D oscillons in minkpwski universe – expansion effects included later</text:p>
      <text:p text:style-name="P15"/>
      <text:p text:style-name="P17">a profile and freq in 1+1 D</text:p>
      <text:p text:style-name="P17"><text:soft-page-break/>p1</text:p>
      <text:p text:style-name="P18">a squared captures the change in frequency due to the non linear potiential – set initial condiaions and note that the phi zero and a are not independent - <text:s/>their relationship is based on the requirement of having a solution that is periodic in time smooth at origin and vanishing at spatial infinity - </text:p>
      <text:p text:style-name="P16"/>
      <text:p text:style-name="P19">derivations refer paper</text:p>
      <text:p text:style-name="P16"/>
      <text:p text:style-name="P16"><text:s/><text:span text:style-name="T9">paper 2 </text:span></text:p>
      <text:p text:style-name="P20">OSCILLATIONS AFTER INFLATION</text:p>
      <text:p text:style-name="P20"/>
      <text:p text:style-name="P20">abstract</text:p>
      <text:p text:style-name="P20">inflation is followed by self resonance in various single field models for inflation – implying a long period for oscillon generatoins and domination – the inflaton potientials are characterized by having a quadratic minimum and less deep than quadratic away from minimum- the study includes string monodromy models and models inspired by super gravity – assumed that the inflaton is weakly coupled to other fields so as to not drain energy from the field into other particles – oscillon dominations has enhanced power spectrum on very small scales relative to the quadratic potiential picture - <text:s/>may also lead to graviational effects</text:p>
      <text:p text:style-name="P20"/>
      <text:p text:style-name="P20">p1</text:p>
      <text:p text:style-name="P21">single field inflations models cannot be tested with modern day accelerators – post inflationary univer’s properties are largely unknown – a constraint is that the enrgy of the oscillating inflaton should power the re heating hence setting the scene for BBN etc - <text:s/>a candidate for this is parametirc resonance <text:span text:style-name="T10">(remember the boy and the swing) – the potiential can itself be self resonant generating quanta of inflaton field more than the coupled fields to the inflaton</text:span></text:p>
      <text:p text:style-name="P22">p2</text:p>
      <text:p text:style-name="P22">single inflaton field is studied with a quadratic potiential term (refer paper) <text:s/>- the second function U (phi) maybe be 0 or &lt;0 for different values of phi – a typical potiential is a phi^2*alpha where alpha &lt;1 during inflation this comes from string theory and super gravity scenarios <text:s/>also implies U&lt;0 - <text:s/>V is required to have a stable minimum as inflation has to end and can be convenitnetly chosen to to be the origin hence for small phi V sim to phi**2 – there is a cross over region between phi**2 and phi**(&lt;2) <text:s/>regime given by eqn 2 paper - <text:s/>the actual form of V may not be like eqn 2 but this paper suggests that it actully <text:span text:style-name="T11">oscillon formation </text:span>is insensitive to the detailed form of the potiential, but highly dependent on <text:span text:style-name="T11">M – for alpha = 1 we get axion monodromy potiential – coupling berween inflaton and other fields are small </text:span></text:p>
      <text:p text:style-name="P23">p3</text:p>
      <text:p text:style-name="P24">the potiential in eqn 2 is well motivated -</text:p>
      <text:p text:style-name="P24">p4</text:p>
      <text:p text:style-name="P24">post inflationary universe is smooth - <text:s/>hence an actual oscillon domiated phase requires another mechanism to generate inhomogenity - <text:s/>from eqn 2 we have parametric resonance for alpha &lt;1 – however if M is large V is sim to quadratic phi during the last phase of inflation and the oscillating phase hence supressing oscillon production - <text:s/><text:span text:style-name="T12">if M &lt; M plank oscillons are formed and parametric resonance occurs – narrow resonance occurs at alpha &gt; <text:s/>1 but no oscillon production by V</text:span></text:p>
      <text:p text:style-name="P25">p5</text:p>
      <text:p text:style-name="P26">general structure of paper </text:p>
      <text:p text:style-name="P26">p6</text:p>
      <text:p text:style-name="P26">inflationary dynamics</text:p>
      <text:p text:style-name="P26">observations of primodial fluctuations remove one free parameter form eqn 2 – further M&lt; M plank </text:p>
      <text:p text:style-name="P26">p7</text:p>
      <text:p text:style-name="P26"><text:soft-page-break/>using std slow roll approx we have the power spectrum for curvature as eqn 3</text:p>
      <text:p text:style-name="P26">p8</text:p>
      <text:p text:style-name="P27">resonance and oscillons</text:p>
      <text:p text:style-name="P28">the U in eqn 2 can have the form : lambda(phi**4) + g(phi**6) and was studied – at (lamdba/g)**2&lt;&lt;1 we get resonance and oscillon generation <text:s/>matching analytic prediction – but at inflation the V is dominated by phi**6 <text:s/>has an unphysical perturbation specturm <text:span text:style-name="T13">but if U can be thought of as corrections of eqn 2 in the range of (lambda/g)**2 sim to 1 then we can use the results form litrarure (refer paper) -</text:span></text:p>
      <text:p text:style-name="P29">p9</text:p>
      <text:p text:style-name="P29"><text:s/><text:span text:style-name="T14">we can get an understanding for oscillon formation by looking at the instability diagram for poriential from eqn2 – resonance generates larege homogenities which then relax to form oscillons - <text:s/>by setting expansion to zero and in regiemes where phi is approximately homogenous using floquet theory we have eqn 4 - <text:s/>the floquet exponents if they have a real part and if they are &gt; H at the end of inflation they will grow as <text:s/>mu/H &gt;1 <text:s/>- at about real(mu)/H &gt;10 we have strong resonance – in expanding universe scenario we have phi_k going through various bands of phi/M as a grows </text:span></text:p>
      <text:p text:style-name="P30">p10</text:p>
      <text:p text:style-name="P30">non linear dynamics with inflation driven by eqn 2 was studied by PSPECTRE – which inclued fully non linear 3D KG eqns in an expanding backhround goverened by FRW equations – back reactoin of metric perturbation on the field is ignored - <text:s/>initial conditions for the simulation: phi = 0 a = 1 standard spectrum for initial vaccum fluctuations – ignore back reactions of metric perturbation on field evolution – volume of the simulating volume </text:p>
      <text:p text:style-name="P30">p11</text:p>
      <text:p text:style-name="P30">oscillons are large overdensities – see fig 2 – oscillon domiation condition f eqn 5 – <text:span text:style-name="T15">oscillons are fixed in space – they persist for a hubble time or more – implying that the overall density in an oscillon dominating universe at different times is strongly correlated – f&gt;=0.3 suffieicnt for oscillons – thus post inflation dominated by oscillons – strong resonance is necessary and sufficient for large number of oscillon production - </text:span></text:p>
      <text:p text:style-name="P31">p12</text:p>
      <text:p text:style-name="P32">in models where f !=0 it remains approximately constant for sevaral hubble times after the oscillons start dominating – unlike other studies, here the oscillons are a periodic function of time – they breathe in and out- <text:span text:style-name="T16">this paper has simulated 1 oscillon for a long interval of time ignoring expansion imposing radial symmetry and reducing it to 1+1D – oscillons do not have conserved charges associated with them and also radiate energy, but they are still long lived – </text:span></text:p>
      <text:p text:style-name="P33"/>
      <text:p text:style-name="P34">consequences and discissuins </text:p>
      <text:p text:style-name="P34">p13</text:p>
      <text:p text:style-name="P34">large number of models have a post inflation phase domisated by oscillons – given that the coupling of other fields are small – oscillons generated by parametric resonance if the potiential turns over from slow roll to quadratic in M&lt;&lt;Mplanck scales</text:p>
      <text:p text:style-name="P34">p14</text:p>
      <text:p text:style-name="P34">inflationary models in this paper are slef resonant so do not require specific couplings to other fields - <text:s/>if there were any couplings to other fields, they can inhibit oscillon formation as those fileds may be produced instead of the oscillons – couplings to other fields also mean new ways to readiate energy hence unfavorable for oscillons – oscillon self interaction is unexplrored - </text:p>
      <text:p text:style-name="P34">p15</text:p>
      <text:p text:style-name="P34">many models have light fields , leaving universe between matter and radiation - <text:s/>massive self resonant models that lead to oscillon domiation give raise to a matter domiated universe – perturbations with sub horizon wavelengths will grow gravitationally durin oscillon domation – same behaviour seen in non resonant models – in non resonant models <text:s/>the primodial density fluctiation take a long time to become non linear – the opposite is true for a self resonant model – leading to an enhancement in the power <text:soft-page-break/>spectrum for high k – there is also the possibility of gravitational collapse or PBHs formation – <text:span text:style-name="T17">oscillons are unliky to contibute to large scale structure formation – but still it is necessary to determine the post inflation history as that deteremines the phase of the current universe</text:span></text:p>
      <text:p text:style-name="P35">p16</text:p>
      <text:p text:style-name="P35">a huge class of inlfationary models can lead to copius oscillon production and these can stay for a long time dominate the overall mater density of the universe </text:p>
      <text:p text:style-name="P35"/>
      <text:p text:style-name="P35"/>
      <text:p text:style-name="P35">Analysis of Oscillons in the SU (2) Gauged Higgs Model</text:p>
      <text:p text:style-name="P35">Evangelos I. Sfakianakis </text:p>
      <text:p text:style-name="P35"/>
      <text:p text:style-name="P37">intro</text:p>
      <text:p text:style-name="P37">p1</text:p>
      <text:p text:style-name="P37">nonlinearitires in field configuration leads to stable localized field configuration – longevity due to conserved charges or interplay between non linarity and dispersion</text:p>
      <text:p text:style-name="P37">p2</text:p>
      <text:p text:style-name="P37">oscillons oscilate in time not in space - <text:s/>they dont have conserved charges – they are not completely stable, they have an exponentially small radiative tail - <text:s/>they have large lifetimes – these persist evein in an expanding background – qm effects increase radiation of the oscillons and hence reduce their lifetimes</text:p>
      <text:p text:style-name="P37">p3</text:p>
      <text:p text:style-name="P37">oscillons arise in – inflation, bubble collision, sxpanding system with quasi thermal nitial conditions , composite oscillons in hybrid inflation - </text:p>
      <text:p text:style-name="P37">p4</text:p>
      <text:p text:style-name="P37">oscillons in <text:s/>SM lead to study of the EW sector – SU(2) gauged Higgs with Mh/Mw = 2:1</text:p>
      <text:p text:style-name="P37">- stable oscillon in SU(2)*U(1) sector – During EW symmetry breaking, the oscillons can capture significant energy of the system</text:p>
      <text:p text:style-name="P37">p5</text:p>
      <text:p text:style-name="P38">Farhi et al restricted version of SU(2) gauged higgs model – investigate all possible oscillon solutions in small amplitude expansion and characterize their stability - <text:s/>analysis can be applied to any case of composite oscillons hence SU(2) model is in no way restrictive - <text:s/></text:p>
      <text:p text:style-name="P38">p6</text:p>
      <text:p text:style-name="P38">small amplitude expansion with epsilon &lt;&lt;1 and oscillon size O(1/epsilon) and dynamics in O(1/epsilon**2) - <text:s/><text:span text:style-name="T18">close to 2:1 ratio a formal oscillon solution exist and is stable for a range of higgs masses – outside the stable region the two fields intereact depending on the vailable decay phase spase - </text:span></text:p>
      <text:p text:style-name="P39">Model</text:p>
      <text:p text:style-name="P39">p1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3:06:54.549123077</meta:creation-date>
    <dc:date>2017-12-04T14:49:34.753483944</dc:date>
    <meta:editing-duration>PT2H24M1S</meta:editing-duration>
    <meta:editing-cycles>22</meta:editing-cycles>
    <meta:generator>LibreOffice/5.4.1.2$Linux_X86_64 LibreOffice_project/40m0$Build-2</meta:generator>
    <meta:document-statistic meta:table-count="0" meta:image-count="0" meta:object-count="0" meta:page-count="5" meta:paragraph-count="112" meta:word-count="2203" meta:character-count="13826" meta:non-whitespace-character-count="11554"/>
  </office:meta>
</office:document-meta>
</file>